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Black" fo:font-size="18pt" officeooo:rsid="00010a51" officeooo:paragraph-rsid="00010a51" style:font-size-asian="15.75pt" style:font-size-complex="18pt"/>
    </style:style>
    <style:style style:name="P2" style:family="paragraph" style:parent-style-name="Standard">
      <style:text-properties style:font-name="Arial Black" fo:font-size="18pt" officeooo:rsid="00010a51" officeooo:paragraph-rsid="0002396c" style:font-size-asian="15.75pt" style:font-size-complex="18pt"/>
    </style:style>
    <style:style style:name="P3" style:family="paragraph" style:parent-style-name="Standard">
      <style:text-properties style:font-name="Arial Black" fo:font-size="18pt" officeooo:rsid="0002396c" officeooo:paragraph-rsid="0002396c" style:font-size-asian="15.75pt" style:font-size-complex="18pt"/>
    </style:style>
    <style:style style:name="P4" style:family="paragraph" style:parent-style-name="Standard">
      <style:text-properties style:font-name="Arial Black" fo:font-size="18pt" officeooo:rsid="0004ea35" officeooo:paragraph-rsid="0004ea35" style:font-size-asian="15.75pt" style:font-size-complex="18pt"/>
    </style:style>
    <style:style style:name="P5" style:family="paragraph" style:parent-style-name="Standard">
      <style:text-properties style:font-name="Arial Black" fo:font-size="18pt" fo:font-weight="bold" officeooo:rsid="0004ea35" officeooo:paragraph-rsid="0004ea35" style:font-size-asian="15.75pt" style:font-weight-asian="bold" style:font-size-complex="18pt" style:font-weight-complex="bold"/>
    </style:style>
    <style:style style:name="P6" style:family="paragraph" style:parent-style-name="Standard">
      <style:text-properties style:font-name="Arial Black" fo:font-size="18pt" fo:font-weight="bold" officeooo:rsid="000634a4" officeooo:paragraph-rsid="000634a4" style:font-size-asian="15.75pt" style:font-weight-asian="bold" style:font-size-complex="18pt" style:font-weight-complex="bold"/>
    </style:style>
    <style:style style:name="P7" style:family="paragraph" style:parent-style-name="Standard">
      <style:text-properties style:font-name="Liberation Serif" fo:font-size="12pt" fo:font-weight="normal" officeooo:rsid="0004ea35" officeooo:paragraph-rsid="0004ea35" style:font-size-asian="12pt" style:font-weight-asian="normal" style:font-size-complex="12pt" style:font-weight-complex="normal"/>
    </style:style>
    <style:style style:name="P8" style:family="paragraph" style:parent-style-name="Standard">
      <style:text-properties style:font-name="Liberation Serif" fo:font-size="12pt" fo:font-weight="bold" officeooo:rsid="000634a4" officeooo:paragraph-rsid="000634a4" style:font-size-asian="12pt" style:font-weight-asian="bold" style:font-size-complex="12pt" style:font-weight-complex="bold"/>
    </style:style>
    <style:style style:name="P9" style:family="paragraph" style:parent-style-name="Standard">
      <style:text-properties style:font-name="Liberation Serif" fo:font-size="13pt" fo:font-weight="bold" officeooo:rsid="0007a098" officeooo:paragraph-rsid="0007a098" style:font-size-asian="11.3500003814697pt" style:font-weight-asian="bold" style:font-size-complex="13pt" style:font-weight-complex="bold"/>
    </style:style>
    <style:style style:name="P10" style:family="paragraph" style:parent-style-name="Standard">
      <style:text-properties style:font-name="Arial Black" fo:font-size="18pt" officeooo:rsid="00010a51" officeooo:paragraph-rsid="0002396c" style:font-size-asian="15.75pt" style:font-size-complex="18pt"/>
    </style:style>
    <style:style style:name="P11" style:family="paragraph" style:parent-style-name="Standard">
      <style:text-properties style:font-name="Liberation Serif" fo:font-size="13pt" fo:font-weight="bold" officeooo:rsid="00010a51" officeooo:paragraph-rsid="0002396c" style:font-size-asian="13pt" style:font-weight-asian="bold" style:font-size-complex="13pt" style:font-weight-complex="bold"/>
    </style:style>
    <style:style style:name="T1" style:family="text">
      <style:text-properties fo:font-size="12pt" style:font-size-asian="12pt" style:font-size-complex="12pt"/>
    </style:style>
    <style:style style:name="T2" style:family="text">
      <style:text-properties fo:font-size="12pt" officeooo:rsid="0002396c" style:font-size-asian="12pt" style:font-size-complex="12pt"/>
    </style:style>
    <style:style style:name="T3" style:family="text">
      <style:text-properties fo:font-size="12pt" fo:font-weight="normal" officeooo:rsid="00090520" style:font-size-asian="10.5pt" style:font-weight-asian="normal" style:font-size-complex="12pt" style:font-weight-complex="normal"/>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2pt" fo:font-weight="normal" officeooo:rsid="0002396c" style:font-size-asian="12pt" style:font-weight-asian="normal" style:font-size-complex="12pt" style:font-weight-complex="normal"/>
    </style:style>
    <style:style style:name="T6" style:family="text">
      <style:text-properties style:font-name="Liberation Serif" fo:font-size="12pt" fo:font-weight="normal" officeooo:rsid="0002eddc" style:font-size-asian="12pt" style:font-weight-asian="normal" style:font-size-complex="12pt" style:font-weight-complex="normal"/>
    </style:style>
    <style:style style:name="T7" style:family="text">
      <style:text-properties style:font-name="Liberation Serif" fo:font-size="12pt" fo:font-weight="normal" officeooo:rsid="000634a4" style:font-size-asian="12pt" style:font-weight-asian="normal" style:font-size-complex="12pt" style:font-weight-complex="normal"/>
    </style:style>
    <style:style style:name="T8" style:family="text">
      <style:text-properties style:font-name="Liberation Serif" fo:font-size="12pt" fo:font-weight="normal" officeooo:rsid="000ada05" style:font-size-asian="12pt" style:font-weight-asian="normal" style:font-size-complex="12pt" style:font-weight-complex="normal"/>
    </style:style>
    <style:style style:name="T9" style:family="text">
      <style:text-properties style:font-name="Liberation Serif" fo:font-size="12pt" style:font-size-asian="12pt" style:font-size-complex="12pt"/>
    </style:style>
    <style:style style:name="T10" style:family="text">
      <style:text-properties style:font-name="Liberation Serif" fo:font-size="13pt" style:font-size-asian="13pt" style:font-size-complex="13pt"/>
    </style:style>
    <style:style style:name="T11" style:family="text">
      <style:text-properties style:font-name="Liberation Serif" fo:font-size="13pt" officeooo:rsid="000634a4" style:font-size-asian="13pt" style:font-size-complex="13pt"/>
    </style:style>
    <style:style style:name="T12" style:family="text">
      <style:text-properties officeooo:rsid="000239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guntas</text:p>
      <text:p text:style-name="P2"><text:span text:style-name="T1"/></text:p>
      <text:p text:style-name="P11">1.<text:span text:style-name="T12">2.</text:span></text:p>
      <text:p text:style-name="P2"><text:span text:style-name="T4">Para resolver el problema de búsqueda el diseño empleado ha sido el algoritmo A estrella. Hemos utilizado este algoritmo ya que es completo, es decir, en caso de existir la solución, siempre dará con ella. Su optimización depende de la heurística empleada, siendo óptimo si ésta es </text:span><text:span text:style-name="T6">monótona</text:span><text:span text:style-name="T4">. En nuestro caso concreto, </text:span><text:span text:style-name="T5">la heurística por defecto para estimar el coste era 0, la cual es admisi</text:span><text:span text:style-name="T6">b</text:span><text:span text:style-name="T5">le, por lo que el camino encontrado siempre es el óptimo, pero al ser esta la heurística más conservadora, la búsqueda no era lo más eficiente posible. </text:span></text:p>
      <text:p text:style-name="P2"><text:span text:style-name="T5">La ventaja que nos ofrece e</text:span><text:span text:style-name="T6">ste diseño</text:span><text:span text:style-name="T5"> es la posibilidad de realizar la búsqueda de forma más eficiente, lo cual hemos realizado cambiando la heurística, a otra también admisible (como es obvio) pero algo menos conservadora. Hemos observado en el ejercicio 12 que en efecto los tiempos de ejecución y el uso de memoria mejoraban significativamente. </text:span></text:p>
      <text:p text:style-name="P3"><text:span text:style-name="T4">A nivel de diseño,la </text:span><text:span text:style-name="T6">razón de la </text:span><text:span text:style-name="T4">utilización de funciones lambda para especificar el test objetivo, la heurística y los operadores del problema e</text:span><text:span text:style-name="T6">s debido a que</text:span><text:span text:style-name="T4">, con esta implementación, si modificamos los ficheros sobre los que se ejecuta el programa (es decir, el número de trenes, canales, sus nombres, las heurísticas...) el programa seguirá funcionando correctamente, sin necesidad de </text:span><text:span text:style-name="T6">agregar más cambios. </text:span></text:p>
      <text:p text:style-name="P4"><text:span text:style-name="T6">A</text:span><text:span text:style-name="T4">demás para que sea más óptima hemos añadido la eliminación de estados repetidos, mediante la implentación de la función f-search-state-equal, la cual determina que dos nodos son iguales si representan la misma ciudad y el camino contiene las mismas ciudades obligatorias.</text:span></text:p>
      <text:p text:style-name="P7"/>
      <text:p text:style-name="P9">3. <text:span text:style-name="T3">Es obvio que el uso de la memoria no es el más eficiente posible, ya que se gasta mucho espacio en almacenar todo el nodo padre. Pero también es cierto que es necesario tener una referencia a dicho nodo, aunque a lo mejor, para no gastar tanto espacio, en vez de guardar todo el nodo se podrían guardar solo algunos campos importantes de este, como el nombre y las acciones, ya que el resto de valores del nodo no son importantes para el hijo.</text:span></text:p>
      <text:p text:style-name="P7"/>
      <text:p text:style-name="P6"><text:span text:style-name="T10">4.</text:span><text:span text:style-name="T4"> El mayor problema de A estrella es la cantidad de espacio que necesita para ser ejecutado. Ya que necesita <text:s/>almacenar todos los posibles siguientes nodos desde cada estado, la cantidad de memoria que requerirá será exponencial con respecto a la magnitud del problema.</text:span></text:p>
      <text:p text:style-name="P8"/>
      <text:p text:style-name="P5"><text:span text:style-name="T11">5</text:span><text:span text:style-name="T10">.</text:span><text:span text:style-name="T9"> </text:span><text:span text:style-name="T4">La complejidad temporal del algori</text:span><text:span text:style-name="T8">tmo</text:span><text:span text:style-name="T4"> A estrella depende directamente de la calidad de la heurística empleada. En el peor de los </text:span><text:span text:style-name="T7">casos, la complejidad será exponencial, mientras que con una heurística buena, en el mejor de los casos, el algoritmo se ejecutará en tiempo lin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9:10:47.099115288</meta:creation-date>
    <dc:date>2019-03-26T23:41:08.613725956</dc:date>
    <meta:editing-duration>PT15M50S</meta:editing-duration>
    <meta:editing-cycles>5</meta:editing-cycles>
    <meta:generator>LibreOffice/6.1.3.2$Linux_X86_64 LibreOffice_project/10$Build-2</meta:generator>
    <meta:document-statistic meta:table-count="0" meta:image-count="0" meta:object-count="0" meta:page-count="1" meta:paragraph-count="9" meta:word-count="429" meta:character-count="2582" meta:non-whitespace-character-count="2158"/>
  </office:meta>
</office:document-meta>
</file>